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T Sans" svg:font-family="'PT Sans'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line-height-at-least="0.529cm" fo:widows="1" fo:text-indent="0cm" style:auto-text-indent="false" fo:padding="0cm" fo:border="none"/>
      <style:text-properties fo:font-variant="normal" fo:text-transform="none" fo:color="#777777" style:font-name="PT San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397cm" style:line-height-at-least="0.529cm" fo:widows="1" fo:text-indent="0cm" style:auto-text-indent="false" fo:padding="0cm" fo:border="none"/>
      <style:text-properties fo:font-variant="normal" fo:text-transform="none" fo:color="#777777" fo:letter-spacing="normal"/>
    </style:style>
    <style:style style:name="P3" style:family="paragraph" style:parent-style-name="Text_20_body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margin-top="0cm" fo:margin-bottom="0cm" style:line-height-at-least="0.82cm" fo:widows="1" fo:text-indent="0cm" style:auto-text-indent="false" fo:padding="0cm" fo:border="none"/>
      <style:text-properties fo:font-variant="normal" fo:text-transform="none" fo:color="#333333" style:font-name="PT Sans" fo:font-size="18pt" fo:letter-spacing="normal" fo:font-style="normal"/>
    </style:style>
    <style:style style:name="P5" style:family="paragraph" style:parent-style-name="Quotations">
      <style:paragraph-properties fo:margin-left="1cm" fo:margin-right="1cm" fo:margin-top="0cm" fo:margin-bottom="0.397cm" style:line-height-at-least="0.529cm" fo:text-align="center" style:justify-single-word="false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italic" fo:font-weight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8" style:family="paragraph" style:parent-style-name="Text_20_body" style:list-style-name="L11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19" style:family="paragraph" style:parent-style-name="Text_20_body" style:list-style-name="L12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0" style:family="paragraph" style:parent-style-name="Text_20_body" style:list-style-name="L14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1" style:family="paragraph" style:parent-style-name="Text_20_body" style:list-style-name="L15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2" style:family="paragraph" style:parent-style-name="Text_20_body" style:list-style-name="L16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3" style:family="paragraph" style:parent-style-name="Text_20_body" style:list-style-name="L17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4" style:family="paragraph" style:parent-style-name="Text_20_body" style:list-style-name="L18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5" style:family="paragraph" style:parent-style-name="Text_20_body" style:list-style-name="L19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6" style:family="paragraph" style:parent-style-name="Text_20_body" style:list-style-name="L20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7" style:family="paragraph" style:parent-style-name="Text_20_body" style:list-style-name="L21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8" style:family="paragraph" style:parent-style-name="Text_20_body" style:list-style-name="L22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29" style:family="paragraph" style:parent-style-name="Text_20_body" style:list-style-name="L23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0" style:family="paragraph" style:parent-style-name="Text_20_body" style:list-style-name="L24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1" style:family="paragraph" style:parent-style-name="Text_20_body" style:list-style-name="L25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2" style:family="paragraph" style:parent-style-name="Text_20_body" style:list-style-name="L26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3" style:family="paragraph" style:parent-style-name="Text_20_body" style:list-style-name="L27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4" style:family="paragraph" style:parent-style-name="Text_20_body" style:list-style-name="L28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5" style:family="paragraph" style:parent-style-name="Text_20_body" style:list-style-name="L29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6" style:family="paragraph" style:parent-style-name="Text_20_body" style:list-style-name="L30">
      <style:paragraph-properties fo:margin-left="0cm" fo:margin-right="0cm" fo:margin-top="0cm" fo:margin-bottom="0cm" style:line-height-at-least="0.529cm" fo:widows="1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38" style:family="paragraph" style:parent-style-name="Text_20_body" style:list-style-name="L3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39" style:family="paragraph" style:parent-style-name="Text_20_body" style:list-style-name="L4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0" style:family="paragraph" style:parent-style-name="Text_20_body" style:list-style-name="L5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1" style:family="paragraph" style:parent-style-name="Text_20_body" style:list-style-name="L6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2" style:family="paragraph" style:parent-style-name="Text_20_body" style:list-style-name="L7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3" style:family="paragraph" style:parent-style-name="Text_20_body" style:list-style-name="L8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4" style:family="paragraph" style:parent-style-name="Text_20_body" style:list-style-name="L9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5" style:family="paragraph" style:parent-style-name="Text_20_body" style:list-style-name="L10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6" style:family="paragraph" style:parent-style-name="Text_20_body" style:list-style-name="L11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7" style:family="paragraph" style:parent-style-name="Text_20_body" style:list-style-name="L12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8" style:family="paragraph" style:parent-style-name="Text_20_body" style:list-style-name="L13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49" style:family="paragraph" style:parent-style-name="Text_20_body" style:list-style-name="L14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0" style:family="paragraph" style:parent-style-name="Text_20_body" style:list-style-name="L15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1" style:family="paragraph" style:parent-style-name="Text_20_body" style:list-style-name="L16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2" style:family="paragraph" style:parent-style-name="Text_20_body" style:list-style-name="L17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3" style:family="paragraph" style:parent-style-name="Text_20_body" style:list-style-name="L18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4" style:family="paragraph" style:parent-style-name="Text_20_body" style:list-style-name="L21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5" style:family="paragraph" style:parent-style-name="Text_20_body" style:list-style-name="L24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6" style:family="paragraph" style:parent-style-name="Text_20_body" style:list-style-name="L25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7" style:family="paragraph" style:parent-style-name="Text_20_body" style:list-style-name="L26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8" style:family="paragraph" style:parent-style-name="Text_20_body" style:list-style-name="L28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P59" style:family="paragraph" style:parent-style-name="Text_20_body" style:list-style-name="L31">
      <style:paragraph-properties fo:margin-left="0cm" fo:margin-right="0cm" fo:margin-top="0cm" fo:margin-bottom="0cm" style:line-height-at-least="0.529cm" fo:widows="1" fo:text-indent="0cm" style:auto-text-indent="false" fo:padding="0cm" fo:border="none"/>
      <style:text-properties fo:font-variant="normal" fo:text-transform="none" fo:color="#777777" style:font-name="inherit" fo:font-size="9.75pt" fo:letter-spacing="normal" fo:font-style="normal" fo:font-weight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777777" style:font-name="inherit" fo:font-size="9.75pt" fo:letter-spacing="normal" fo:font-style="normal" fo:font-weight="bold"/>
    </style:style>
    <style:style style:name="T3" style:family="text">
      <style:text-properties fo:font-variant="normal" fo:text-transform="none" fo:color="#777777" style:font-name="inherit" fo:font-size="9.75pt" fo:letter-spacing="normal" fo:font-style="normal" fo:font-weight="normal"/>
    </style:style>
    <style:style style:name="T4" style:family="text">
      <style:text-properties fo:font-variant="normal" fo:text-transform="none" fo:color="#777777" style:font-name="inherit" fo:font-size="9.75pt" fo:letter-spacing="normal" fo:font-style="italic" fo:font-weight="normal"/>
    </style:style>
    <style:style style:name="T5" style:family="text">
      <style:text-properties fo:font-variant="normal" fo:text-transform="none" fo:color="#777777" style:text-line-through-style="none" style:font-name="inherit" fo:font-size="9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33333" style:font-name="PT Sans" fo:font-size="19.5pt" fo:letter-spacing="normal" fo:font-style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orters 5 Forces</text:span>:</text:p>
      <text:p text:style-name="Standard"/>
      <text:p text:style-name="P6">Industri/branche</text:p>
      <text:p text:style-name="Standard">Museeum</text:p>
      <text:p text:style-name="P6">tidshorizont</text:p>
      <text:p text:style-name="P7">----</text:p>
      <text:p text:style-name="P7">Virksomheds analyse af Vikingeskibs museet roskild</text:p>
      <text:p text:style-name="P7">Det som der vil været fokus på i den her virksomheds analyse er Bl.a. Porters 5 forces og Swot på vikingeskibs museet i Roskilde.</text:p>
      <text:p text:style-name="P7"/>
      <text:p text:style-name="P7"/>
      <text:p text:style-name="P7"><text:span text:style-name="T11">SWOT</text:span>:</text:p>
      <text:p text:style-name="P7">Der er ikke så mange museer i danmark, og der er mindre som har vikingeskibe, endnu færre tilbyder sejlture i replikaer af reelle vikingeskibe, så der er klart en styrke her</text:p>
      <text:p text:style-name="P7">til gængæld har de ikke noget automatiseret booking system, man skal enten ringe eller skrive en mail. Det kan diskuteres om det er en ulempe, men det er i hvert fald ikke en styrke, men det er tilgængæld en mulighed for at få det lavet, da de allerede har et website oppe.</text:p>
      <text:p text:style-name="P7"/>
      <text:p text:style-name="P7">Threath: ?? mangler automatisk booking system ??</text:p>
      <text:p text:style-name="P7"/>
      <text:p text:style-name="P7"><text:span text:style-name="T11">Porter5forces</text:span>:</text:p>
      <text:p text:style-name="P7"/>
      <text:p text:style-name="P7"><text:span text:style-name="T7">Konkurrence I branchen</text:span>:</text:p>
      <text:p text:style-name="P7"/>
      <text:p text:style-name="P7">Potentielle indtrængende / Substitutprodukter?: </text:p>
      <text:p text:style-name="P7">Der findes et vikinge museum hvor man kan leve som en person i den tidsperiode? Det er et substitutprodukt fordi at det lægger ude i det fri og giver en mere livagtig måde at opleve eller i hvert fald gøre en nysgerrig og give lysten til at vide mere.</text:p>
      <text:p text:style-name="P7">Folk tager som regl det nærmeste museeum inden for den genre som de søger. Derfor kan man konkludere at konkurrencen er hverken monopoliseret eller ikke eksisterende, men et sted midt i mellem</text:p>
      <text:p text:style-name="P7"/>
      <text:p text:style-name="P7">Der findes dog også mange andre vikingeskibs museer.</text:p>
      <text:p text:style-name="P7"/>
      <text:p text:style-name="P7"><text:span text:style-name="T7">Leverandører</text:span>:</text:p>
      <text:p text:style-name="P7">((((( jeg er ikke sikker på at de overhovedet har leverandører?)))))) </text:p>
      <text:p text:style-name="P7">Håndværkere til at bygge skibe?</text:p>
      <text:p text:style-name="P7"/>
      <text:p text:style-name="P7"><text:span text:style-name="T7">Købernes forhandlingstyrke</text:span>:</text:p>
      <text:p text:style-name="P7">Offentlig?</text:p>
      <text:p text:style-name="P7">Da det er en offentlig virksomhed betyder det at forekempel skoler har større tendens til at besøge på eskortioner. Ydermere er det muligt at hvis firmaet går ned, at staten/komunen pumper penge i virksomheden</text:p>
      <text:p text:style-name="P7"/>
      <text:p text:style-name="Standard"/>
      <text:p text:style-name="Standard">Konlussion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T Sans" svg:font-family="'PT Sans'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0M34S</meta:editing-duration>
    <meta:editing-cycles>18</meta:editing-cycles>
    <meta:generator>OpenOffice/4.1.1$Win32 OpenOffice.org_project/411m6$Build-9775</meta:generator>
    <dc:date>2015-05-28T11:17:58.45</dc:date>
    <dc:creator>B </dc:creator>
    <meta:document-statistic meta:table-count="0" meta:image-count="0" meta:object-count="0" meta:page-count="1" meta:paragraph-count="24" meta:word-count="280" meta:character-count="1685"/>
    <meta:user-defined meta:name="Info 1"/>
    <meta:user-defined meta:name="Info 2"/>
    <meta:user-defined meta:name="Info 3"/>
    <meta:user-defined meta:name="Info 4"/>
  </office:meta>
</office:document-meta>
</file>